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80000001F4A67FC899F8D2835.png" manifest:media-type="image/pn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13.2cm"/>
    </style:style>
    <style:style style:name="P1" style:family="paragraph">
      <style:paragraph-properties fo:margin-left="0cm" fo:margin-right="0cm" fo:text-align="justify" fo:text-indent="0cm" style:text-autospace="ideograph-alpha" style:punctuation-wrap="hanging">
        <style:tab-stops/>
      </style:paragraph-properties>
      <style:text-properties fo:color="#ffffff"/>
    </style:style>
    <style:style style:name="P2" style:family="paragraph">
      <style:paragraph-properties fo:text-align="justify"/>
      <style:text-properties fo:color="#ffffff"/>
    </style:style>
    <style:style style:name="P3" style:family="paragraph">
      <loext:graphic-properties draw:fill-color="#ffffff"/>
      <style:paragraph-properties fo:text-align="justify"/>
      <style:text-properties fo:color="#ffffff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  <style:text-properties fo:font-size="22pt" fo:language="en" fo:country="US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4" style:family="text">
      <style:text-properties style:text-position="0% 100%" fo:font-size="32pt" style:font-size-asian="32pt" style:font-size-complex="32pt"/>
    </style:style>
    <style:style style:name="T5" style:family="text">
      <style:text-properties style:text-position="super 58%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88pt" fo:language="en" fo:country="US" style:font-size-asian="88pt" style:font-size-complex="88pt"/>
    </style:style>
    <style:style style:name="T9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 presentation:user-transformed="true">
          <draw:text-box>
            <text:p>ML Final Evaluation</text:p>
          </draw:text-box>
        </draw:frame>
        <draw:frame presentation:style-name="pr2" draw:text-style-name="P3" draw:layer="layout" svg:width="25.199cm" svg:height="10.2cm" svg:x="1.4cm" svg:y="8.8cm" presentation:class="subtitle" presentation:user-transformed="true">
          <draw:text-box>
            <text:p text:style-name="P1"><text:span text:style-name="T1">TEAM NAME- ACCHE LOG</text:span></text:p>
            <text:p text:style-name="P1"><text:span text:style-name="T1">SUBMISSION BY-</text:span></text:p>
            <text:p text:style-name="P1"><text:span text:style-name="T1">Akash Anand (MT2022009)</text:span></text:p>
            <text:p text:style-name="P2"><text:span text:style-name="T1">Ayush Agarwal (MT2022027)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eprocessing Phas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arger Datasets </text:p>
              </text:list-item>
              <text:list-item>
                <text:p>Target Imbalance </text:p>
              </text:list-item>
              <text:list-item>
                <text:p>Plotting of Graphs</text:p>
              </text:list-item>
              <text:list-item>
                <text:p>Skewness</text:p>
              </text:list-item>
              <text:list-item>
                <text:p>Outliers</text:p>
              </text:list-item>
              <text:list-item>
                <text:p>Encoding</text:p>
              </text:list-item>
              <text:list-item>
                <text:p>Normalization</text:p>
              </text:list-item>
              <text:list-item>
                <text:p>Dealing with Null Values</text:p>
              </text:list-item>
              <text:list-item>
                <text:p>Missing Valu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ome Useful Thing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reating a temporary dataset from orignal </text:p>
              </text:list-item>
              <text:list-item>
                <text:p>Separating Notebooks</text:p>
              </text:list-item>
              <text:list-item>
                <text:p>Code Cleaniness</text:p>
              </text:list-item>
              <text:list-item>
                <text:p>Columns Intersection between Test and Train Data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Model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ogistic Regression : <text:tab/>Taking this model as our base model we started. Initially it gave us 0.5246 macro f1 score. </text:p>
                <text:p>0.5246 in the inital time seemed a good result.</text:p>
                <text:p>Use of class_weight parameter here</text:p>
              </text:list-item>
              <text:list-item>
                <text:p>Naive Bayes : This model did not gave any good result so we dropped it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Model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cision Tree : After logistic, DT gave a better results when used some good parameter values.</text:p>
                <text:p>Tried Grid Search for max_depth parameter.</text:p>
                <text:p>It got us to 0.5431.</text:p>
              </text:list-item>
              <text:list-item>
                <text:p>Random Forest : As expected Random forest improved the score a little bit i.e 0.5453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Model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Xg-Boost : One of the best models xg-boost increased our accuracy more.</text:p>
                <text:p>It made us cross 0.55 mark. (0.55057)</text:p>
                <text:p>We got to know about its parameters :-</text:p>
                <text:p>learning_rate (The learning rate is the shrinkage you do at every step you are making)</text:p>
                <text:p>n_estimators (number of trees in forest)</text:p>
                <text:p>gamma (It is the minimum loss reduction to create new tree-split. To make the algorithm more conservative, the high value of gamma is preferred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Best Model(<text:span text:style-name="T2">After previous checkpoint</text:span>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ightGBM : </text:p>
                <text:p><text:span text:style-name="T3">This model gave us the best result, although </text:span><text:span text:style-name="T3">we got a late. We tried with a late Submission </text:span><text:span text:style-name="T3">and we got </text:span></text:p>
                <text:p><text:span text:style-name="T3">“</text:span><text:span text:style-name="T4">f1_score_macro = 0.57106(private) and </text:span><text:span text:style-name="T4">0.57092(public)”</text:span></text:p>
                <text:p><text:span text:style-name="T4">LGBMClassifier(n_estimators=200,max_depth</text:span><text:span text:style-name="T4">=19, learning_rate=0.3, </text:span><text:span text:style-name="T4">class_weight='balanced'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32cm" svg:x="1.4cm" svg:y="0.824cm" presentation:class="title" presentation:user-transformed="true">
          <draw:text-box>
            <text:p>Some little changes after 2<text:span text:style-name="T5">nd</text:span> Evaluation</text:p>
          </draw:text-box>
        </draw:frame>
        <draw:frame presentation:style-name="pr5" draw:layer="layout" svg:width="25.199cm" svg:height="11.6cm" svg:x="1.401cm" svg:y="5.6cm" presentation:class="outline" presentation:user-transformed="true">
          <draw:text-box>
            <text:list text:style-name="L2">
              <text:list-item>
                <text:p><text:span text:style-name="T6">For XG-Boost parameter value finding</text:span></text:p>
              </text:list-item>
              <text:list-item>
                <text:p>learning_rate_list = [1.2, 1.5, 1.8]</text:p>
              </text:list-item>
              <text:list-item>
                <text:p>gamma_list = [5, 7, 9]</text:p>
              </text:list-item>
              <text:list-item>
                <text:p/>
              </text:list-item>
              <text:list-item>
                <text:p>for i in learning_rate_list :</text:p>
              </text:list-item>
              <text:list-item>
                <text:p><text:s text:c="4"/>for j in gamma_list:</text:p>
              </text:list-item>
              <text:list-item>
                <text:p><text:s text:c="8"/>xgb_model = XGBClassifier(learning_rate = i, gamma = j, n_estimators=50, max_depth=29)</text:p>
              </text:list-item>
              <text:list-item>
                <text:p><text:s text:c="8"/>xgb_model.fit(X_train, y_train)</text:p>
              </text:list-item>
              <text:list-item>
                <text:p><text:s text:c="8"/>y_pred = xgb_model.predict(X_test)</text:p>
              </text:list-item>
              <text:list-item>
                <text:p><text:s text:c="8"/>print("F1 score for learning_rate = " + str(i) + " gamma = "+ str(j) + " Score = ", f1_score(y_test, y_pred, average='macro')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ntinue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For Random Forest</text:span></text:p>
              </text:list-item>
              <text:list-item>
                <text:p>max_depth_list = [27, 35]</text:p>
              </text:list-item>
              <text:list-item>
                <text:p>n_estimators_list = [10, 15, 22, 30, 50, 125, 200, 300]</text:p>
              </text:list-item>
              <text:list-item>
                <text:p/>
              </text:list-item>
              <text:list-item>
                <text:p>for i in max_depth_list :</text:p>
              </text:list-item>
              <text:list-item>
                <text:p><text:s text:c="4"/>for j in n_estimators_list:</text:p>
              </text:list-item>
              <text:list-item>
                <text:p><text:s text:c="8"/>forest_model_grid = RandomForestClassifier(max_depth = i, n_estimators = j, random_state=1, class_weight = "balanced", max_features = None)</text:p>
              </text:list-item>
              <text:list-item>
                <text:p><text:s text:c="8"/>forest_model_grid.fit(X_train, y_train)</text:p>
              </text:list-item>
              <text:list-item>
                <text:p><text:s text:c="8"/>y_pred = forest_model_grid.predict(X_test)</text:p>
              </text:list-item>
              <text:list-item>
                <text:p><text:s text:c="8"/>print("F1 score for max_depth = " + str(i) + " n_estimator = "+ str(j) + " Score = ", f1_score(y_test, y_pred, average='macro')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isc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rid Search and Random Search did not work out.</text:p>
              </text:list-item>
              <text:list-item>
                <text:p>We wanted to try out Cross Validation using Stratified k-folds (cases of target imbalance) and Repeated k-folds(robust, k-number of times we train the model).</text:p>
              </text:list-item>
              <text:list-item>
                <text:p>After hearing about Optuna, we wanted to use that too for hyper parameter tuning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Learnings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reprocessing a bigger dataset</text:p>
              </text:list-item>
              <text:list-item>
                <text:p>There’s no perfect dataset</text:p>
              </text:list-item>
              <text:list-item>
                <text:p>Cross Validation</text:p>
              </text:list-item>
              <text:list-item>
                <text:p>Hyperparameter Tuning</text:p>
              </text:list-item>
              <text:list-item>
                <text:p>Using Various Models</text:p>
              </text:list-item>
              <text:list-item>
                <text:p>Manually tuning of Model Parameters</text:p>
              </text:list-item>
              <text:list-item>
                <text:p>Same old saying of Time Management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print_20_Plans">
        <draw:frame presentation:style-name="pr7" draw:text-style-name="P6" draw:layer="layout" svg:width="19.999cm" svg:height="13.2cm" svg:x="4.401cm" svg:y="4cm" presentation:class="title" presentation:user-transformed="true">
          <draw:text-box>
            <text:p><text:span text:style-name="T8">Thank You</text:span><text:span text:style-name="T8"><text:line-break/></text:span><text:span text:style-name="T8"><text:line-break/></text:span><text:span text:style-name="T9"><text:line-break/></text:span><text:span text:style-name="T9">GitHub Link :- </text:span><text:span text:style-name="T9"><text:line-break/></text:span><text:span text:style-name="T9">https://github.com/akashanand8421/ML-Project</text:span></text:p>
          </draw:text-box>
        </draw:frame>
        <draw:frame draw:style-name="gr2" draw:text-style-name="P7" draw:layer="layout" svg:width="3.533cm" svg:height="1.243cm" svg:x="2.267cm" svg:y="10.06cm">
          <draw:image xlink:href="Pictures/10000000000000580000001F4A67FC899F8D2835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2-13T13:29:30.607606711</meta:creation-date>
    <meta:editing-duration>PT8M11S</meta:editing-duration>
    <meta:editing-cycles>2</meta:editing-cycles>
    <meta:generator>LibreOffice/6.0.7.3$Linux_X86_64 LibreOffice_project/00m0$Build-3</meta:generator>
    <dc:title>Blueprint Plans</dc:title>
    <dc:date>2022-12-13T15:42:46.181700164</dc:date>
    <meta:document-statistic meta:object-count="80"/>
  </office:meta>
</office:document-meta>
</file>